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1.0in" fo:margin-right="0in" fo:text-indent="0in" style:auto-text-indent="false"/>
  </style:style>
  <office:body>
    <office:text>
      <text:h text:style-name="Title">Curriculum Vitae</text:h>
      <text:p text:style-name="Title">Matías Mirabelli</text:p>
      <text:p text:style-name="Horizontal_20_Line"/>
      <text:h text:style-name="Heading_20_2" text:outline-level="2"><text:bookmark-start text:name="sobre-mi"/>Sobre mi<text:bookmark-end text:name="sobre-mi"/></text:h>
      <text:p text:style-name="First_20_paragraph">Soy desarrollador de software y tengo casi veinte años de experiencia en la industria. Me especialicé en el desarrollo de aplicaciones web y sistemas distribuidos. Desarrollé sitios web estáticos; aplicaciones clásicas request/response; aplicaciones frontend con componentes reactivos; diferentes tipos de APIs; servicios de infraestructura como job schedulers y single sign-ons; herramientas de análisis y procesamiento de datos como ETLs y scrapers; y sistemas biométricos, entre otras cosas. Trabajé con diferentes arquitecturas y modelos de aplicaciones como web services (SOAP), microservicios (REST), web sockets, request/response clásicos (MVC, streaming), procesamiento batch, y CLIs, entre otras. Usé e integré diferentes orígenes de datos.</text:p>
      <text:p text:style-name="Text_20_body">En desarrollo de backend, trabajé con varios stacks de frameworks en PHP, Java, Scala, Kotlin y NodeJS. Entre los problemas de backend que resolví, puedo mencionar autenticación (SAML, OIDC), manejo de sesiones, manejo de transacciones, acceso a datos con múltiples orígenes de datos, búsqueda de texto libre, gestión y compresión de recursos estáticos (JavaScript, CSS, imágenes, videos, etc.), soporte de múltiples idiomas, geolocalización, clusterización y procesamiento de datos, storage de contenido, seguridad de datos y aplicaciones, integración con servicios de terceros, integración de hardware biométrico, estrategias de escalabilidad y resiliencia, entre otras cosas.</text:p>
      <text:p text:style-name="Text_20_body">En desarrollo frontend, valoro más el diseño de arquitectura que el conocimiento específico de frameworks. Entre los problemas de arquitectura comunes que resolví puedo destacar el diseño de componentes reutilizables, la optimización de recursos en favor de la experiencia del usuario, el manejo de comunicación cross-domain, la personalización, el desarrollo progresivo y activación de features por usuario, el manejo y la persitencia de estado, soporte de idiomas, entre otras cosas. Algunos de los frameworks y utilidades que usé son Vue 2/3, React, charts.js, jQuery, y lessCSS. Use herramientas de build como webpack, vite, rollup and babel. Desarrollé tests funcionales utilizando cypress, puppetteer y playwright.</text:p>
      <text:p text:style-name="Text_20_body">Pienso que el trabajo en equipo y un proceso de desarrollo enfocado en la calidad son la clave para un software exitoso. Entre las buenas prácticas para garantizar la calidad del delivery mencionaría resolver problemas utilizando los patrones de desarrollo de software que están muy probados en la industria, fomentar buenas prácticas y convenciones, hacer reviews de código, construir conocimiento común a través del diálogo y el diseño de soluciones y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é Antropología Social y Cultural en la Universidad de San Martín y desarrollé varias herramientas como parte de mis investigaciones sobre política y movimientos sociales.</text:p>
      <text:p text:style-name="Horizontal_20_Line"/>
      <text:h text:style-name="Heading_20_2" text:outline-level="2"><text:bookmark-start text:name="links"/>Links<text:bookmark-end text:name="links"/></text:h>
      <text:list text:style-name="L1">
        <text:list-item>
          <text:p text:style-name="P1">Github: https://github.com/seykron y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idiomas"/>Idiomas<text:bookmark-end text:name="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ia-en-desarrollo-de-software"/>Experiencia en desarrollo de software<text:bookmark-end text:name="experiencia-en-desarrollo-de-software"/></text:h>
      <text:h text:style-name="Heading_20_3" text:outline-level="3"><text:bookmark-start text:name="gobierno-de-la-provincia-de-buenos-aires-2020---2023"/>Gobierno de la Provincia de Buenos Aires (2020 - 2023)<text:bookmark-end text:name="gobierno-de-la-provincia-de-buenos-aires-2020---2023"/></text:h>
      <text:p text:style-name="First_20_paragraph">Desde el 2020 trabajé como consultor para el Ministerio de Justicia de la Provincia de Buenos Aires. Me contrataron para construir un sistema de identificación biométrica para el Servicio Penitenciario. Construí un sistema <text:a xlink:type="simple" xlink:href="https://en.wikipedia.org/wiki/Automated_fingerprint_identification" office:name=""><text:span text:style-name="Definition">AFIS</text:span></text:a> para enrolar e identificar personas en las unidades penitenciarias. El sistema consiste en una aplicación web que permite el enrolamiento y la búsqueda de personas; una API pública para interoperar con otros sistemas; y un servicio standalone y multi-plataforma para manejar lectores de huellas digitales. Entre los desafíos para construir un sistema AFIS puedo mencionar el soporte multi-plataforma; el uso de protocolos y formatos estándares para interoperar con diferentes sistemas biométricos; la arquitectura de la información para guardar la información biométrica de forma segura; la capa de abstracción para soportar diferentes dispositivos de hardware usando una interfaz común; la búsqueda asincrónica y distribuída de personas por huella digital.</text:p>
      <text:p text:style-name="Text_20_body">El backend de la aplicación web está construido en Kotlin, utilizando Spring Boot, Postgres, librerías libres de procesamiento de datos biométricos como <text:a xlink:type="simple" xlink:href="https://sourceafis.machinezoo.com/" office:name=""><text:span text:style-name="Definition">SourceAFIS</text:span></text:a>, RabbitMQ, MinIO, entre otras. El frontend está construido utilizando Vue4 y TypeScript, Jest para unit testing, y Storybook para documentar la librería de componentes. También trabajé con drivers propietarios, y realicé la investigación para definir qué lectores de huellas digitales eran viables para este proyecto.</text:p>
      <text:p text:style-name="Text_20_body"><text:span text:style-name="T1">Tecnologías: Kotlin, TypeScript, Vue3; librerías como Spring Boot, Exposed; data sources como Postgres y Redis; otros servicios como RabbitMQ y systemd (linux).</text:span></text:p>
      <text:h text:style-name="Heading_20_3" text:outline-level="3"><text:bookmark-start text:name="scv---wirewheel-2019-2023"/>SCV - WireWheel (2019-2023)<text:bookmark-end text:name="scv---wirewheel-2019-2023"/></text:h>
      <text:p text:style-name="First_20_paragraph">WireWheel es una empresa que vende productos de privacidad para otras empresas, como la gestión de pedidos de datos, o la gestión de consentimiento de cookies. Los primeros dos años trabajé como desarrollador en el equipo de uno de los productos, y en febrero del 2022 me pidieron que lidere el desarrollo de un nuevo producto para la gestión de consentimiento.</text:p>
      <text:p text:style-name="Text_20_body">Como lider técnico tengo dos tipos de responsabilidades: operativas y técnicas. Entre las responsabilidades operativas están darle soporte técnico al equipo de desarrollo; garantizar cierta predictibilidad en la velocidad del equipo; garantizar la calidad del delivery; trabajar con el equipo de producto en la planificación a corto y mediano plazo; organizar el proceso de release; tomar entrevistas para el ingreso de nuevas personas; y monitorear los servicios en producción.</text:p>
      <text:p text:style-name="Text_20_body">Entre las responsabilidades técnicas están diseñar las soluciones en conjunto con la gente que lo va a implementar; realizar las tareas necesarias de configuration management para que el equipo pueda trabajar fácilmente como la dockerización del entorno local y la automatización del build en CI; definir e implementar las políticas de calidad como las métricas de cobertura de test y el análisis estático de código; definir en conjunto con el director de desarrollo las tecnologías que vamos a utilizar; implementar las integraciones más complejas como el sistema de contención para tener alta disponibilidad en los servicios públicos; e implementar las herramientas de soporte que necesita el equipo de QA para su trabajo de automatización.</text:p>
      <text:p text:style-name="Text_20_body">Como trabajamos con datos sensibles, también soy responsable de la seguridad a nivel aplicación, y trabajo con el equipo de devops para diseñar el equema de seguridad entre los servicios y la infraestructura. Tambien soy responsable de analizar el resultado de los pentests para resolver los problemas de seguridad que surjan.</text:p>
      <text:p text:style-name="Text_20_body"><text:span text:style-name="T1">Tecnologías: NodeJS con TypeScript; frameworks como Fastify para el servidor web y Awilix para inyección de dependencias; bases de datos como Cassandra, Postgres y Snowflake; servicios de AWS como S3, SQS, SSM, SNS, y ECS.</text:span></text:p>
      <text:h text:style-name="Heading_20_3" text:outline-level="3"><text:bookmark-start text:name="despegar.com-2015---2019"/>Despegar.com (2015 - 2019)<text:bookmark-end text:name="despegar.com-2015---2019"/></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Trabajé en el sector de postventa de vuelos desarrollando el sistema de detección y procesamiento de cambios involuntarios o reprogramaciones de vuelos. Mi trabajo principal fue la integración con proveedores de vuelos como Sabre, Amadeus, Worldspan, American Airlines, etc. Algunos desafíos técnicos fueron el manejo del flujo asincrónico (los proveedores notifican las reprogramaciones asincrónicamente); el manejo de fallos frente al usuario; el análisis de datos de los proveedores (la consistencia es eventual ya que depende de las operaciones de las aerolineas); generar las abstracciones para soportar multiples proveedores de vuelos; manejar el volumen de tráfico en servicios que requieren alta disponibilidad; diseñar herramientas de soporte para testing ya que varios proveedores no contaban con ambientes de pruebas, y reescribir varias aplicaciones para migrarlas a una arquitectura de microservicios.</text:p>
      <text:p text:style-name="Text_20_body">En el equipo de desarrollo eramos seis personas, y trabajábamos directamente con el equipo de producto.</text:p>
      <text:p text:style-name="Text_20_body"><text:span text:style-name="T1">Tecnologías: GIT, Maven, Spring MVC, Java Spark Web, Play Framework, Scalatra, Finagle, Cassandra, RabbitMQ, SBT, Java, Scala, Kotlin.</text:span></text:p>
      <text:h text:style-name="Heading_20_3" text:outline-level="3"><text:bookmark-start text:name="social-2013---2015"/>55Social (2013 - 2015)<text:bookmark-end text:name="social-2013---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1">Tecnología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p>
      <text:h text:style-name="Heading_20_3" text:outline-level="3"><text:bookmark-start text:name="globant-2009---2013"/>Globant (2009 - 2013)<text:bookmark-end text:name="globant-2009---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1">Tecnología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1">Tecnología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1">Tecnologías: SourceSafe, Perl, HTML, CSS, JavaScript</text:span></text:p>
      <text:h text:style-name="Heading_20_3" text:outline-level="3"><text:bookmark-start text:name="netic-infoservicios-2006"/>Netic infoservicios (2006)<text:bookmark-end text:name="netic-infoservicios-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1">Tecnologías: Visual Basic, MS Access, </text:span><text:a xlink:type="simple" xlink:href="https://en.wikipedia.org/wiki/Nullsoft_Scriptable_Install_System" office:name=""><text:span text:style-name="Definition"><text:span text:style-name="T1">NSIS</text:span></text:span></text:a></text:p>
      <text:h text:style-name="Heading_20_3" text:outline-level="3"><text:bookmark-start text:name="freelance-2004---2006"/>Freelance (2004 - 2006)<text:bookmark-end text:name="freelance-2004---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1">Tecnologías: PHP, HTML, CSS, JavaScript, Visual Basic, MS Access, Symfony 1.0</text:span></text:p>
      <text:h text:style-name="Heading_20_3" text:outline-level="3"><text:bookmark-start text:name="software-libre"/>Software libre<text:bookmark-end text:name="software-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text:bookmark-start text:name="tehanu"/>Tehanu<text:bookmark-end text:name="tehanu"/></text:h>
      <text:p text:style-name="First_20_paragraph"><text:a xlink:type="simple" xlink:href="https://git.rlab.be/seykron/tehanu" office:name=""><text:span text:style-name="Definition">Tehanu</text:span></text:a>, una librería para desarrollar bots sobre distintos servicios de mensajería.</text:p>
      <text:h text:style-name="Heading_20_4" text:outline-level="4"><text:bookmark-start text:name="domino"/>Domino<text:bookmark-end text:name="domino"/></text:h>
      <text:p text:style-name="First_20_paragraph"><text:a xlink:type="simple" xlink:href="https://git.rlab.be/seykron/domino" office:name=""><text:span text:style-name="Definition">Domino</text:span></text:a>, un sistema de gestión colaborativa de finanzas que usamos varios años en orgas de Software Libre.</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una librería para manejar índices de búsqueda locales usando Lucene. Soporta indices en multiples idioma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una librería para facturar en la AFIP usando los web services. Tambien tiene soporte para manejo de certificados.</text:p>
      <text:h text:style-name="Heading_20_4" text:outline-level="4"><text:bookmark-start text:name="importador-de-datos-legislativos"/>Importador de datos legislativos<text:bookmark-end text:name="importador-de-datos-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3">
        <text:list-item>
          <text:p text:style-name="P3"><text:a xlink:type="simple" xlink:href="https://github.com/seykron/ogov-importer" office:name=""><text:span text:style-name="Definition">Repositorio de Github</text:span></text:a></text:p>
        </text:list-item>
      </text:list>
      <text:p text:style-name="First_20_paragraph"><text:span text:style-name="T1">Tecnologías: Grunt, JavaScript (NodeJS), </text:span><text:a xlink:type="simple" xlink:href="https://github.com/cheeriojs/cheerio" office:name=""><text:span text:style-name="Definition"><text:span text:style-name="T1">Cheerio</text:span></text:span></text:a></text:p>
      <text:h text:style-name="Heading_20_4" text:outline-level="4"><text:bookmark-start text:name="api-para-cliente-de-irc"/>API para cliente de IRC<text:bookmark-end text:name="api-para-cliente-de-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4">
        <text:list-item>
          <text:p text:style-name="P4"><text:a xlink:type="simple" xlink:href="https://github.com/seykron/irc-client-api" office:name=""><text:span text:style-name="Definition">Repositorio de Github</text:span></text:a></text:p>
        </text:list-item>
      </text:list>
      <text:p text:style-name="First_20_paragraph"><text:span text:style-name="T1">Tecnologías: Grunt, JavaScript (NodeJS), WebSockets</text:span></text:p>
      <text:p text:style-name="Horizontal_20_Line"/>
      <text:h text:style-name="Heading_20_2" text:outline-level="2"><text:bookmark-start text:name="educación-formal"/>Educación formal<text:bookmark-end text:name="educación-formal"/></text:h>
      <text:list text:style-name="L5">
        <text:list-item>
          <text:p text:style-name="P5">Universidad Nacional de San Martín (abandonado) - <text:span text:style-name="T1">Lic. en Antropología Social y Cultural</text:span></text:p>
        </text:list-item>
        <text:list-item>
          <text:p text:style-name="P5">E.N.E.T N°17 D.E. 20 (2001 - 2006) - <text:span text:style-name="T1">Técnico Electrónico</text:span></text:p>
        </text:list-item>
        <text:list-item>
          <text:p text:style-name="P5">Alfonsina Storni (Escuela Primaria)</text:p>
        </text:list-item>
      </text:list>
      <text:p text:style-name="Horizontal_20_Line"/>
      <text:h text:style-name="Heading_20_2" text:outline-level="2"><text:bookmark-start text:name="libros"/>Libros<text:bookmark-end text:name="libros"/></text:h>
      <text:p text:style-name="First_20_paragraph">La siguiente selección son libros que considero una parte fundamental de mi formación profesional. Algunos son como manuales, siempre vuelvo a consultarlos cuando necesito tomar decisiones informadas.</text:p>
      <text:p text:style-name="P7"><text:span text:style-name="T2">Martin Fowler</text:span>, <text:span text:style-name="T1">Patterns of Enterprise Application Architecture</text:span>, 2002.</text:p>
      <text:p text:style-name="P7">“<text:span text:style-name="T2">The Gang of Four</text:span>”, <text:span text:style-name="T1">Design Patterns: Elements of Reusable Object-Oriented Software</text:span>, Addison-Wesley, 1994.</text:p>
      <text:p text:style-name="P7"><text:span text:style-name="T2">Robert Martin</text:span>, <text:span text:style-name="T1">Clean Architecture: A Craftsman’s Guide to Software Structure and Design</text:span>, 2017.</text:p>
      <text:p text:style-name="P7"><text:span text:style-name="T2">Robert Martin</text:span>, <text:span text:style-name="T1">Clean Code: A Handbook of Agile Software Craftsmanship</text:span>, Pearson, 2008.</text:p>
      <text:p text:style-name="P7"><text:span text:style-name="T2">Steve McConnell</text:span>, <text:span text:style-name="T1">Code Complete: A Practical Handbook of Software Construction</text:span>, Microsoft Press, 2004.</text:p>
      <text:p text:style-name="P7"><text:span text:style-name="T2">Mary and Tom Poppendieck</text:span>, <text:span text:style-name="T1">Implementing Lean Software Development: From Concept to Cash</text:span>, Addison-Wesley, 2006.</text:p>
      <text:p text:style-name="P7"><text:span text:style-name="T2">Mary and Tom Poppendieck</text:span>, <text:span text:style-name="T1">Leading Lean Software Development: Results Are Not the Point</text:span>, Addison-Wesley, 2009.</text:p>
      <text:p text:style-name="P7"><text:span text:style-name="T2">M. van Steen and A.S. Tanenbaum</text:span>, <text:span text:style-name="T1">Distributed Systems</text:span>, distributed-systems.net, 2017.</text:p>
      <text:p text:style-name="P7"><text:span text:style-name="T2">A. Silberschatz, P. B. Galvin, G. Gagne</text:span>, <text:span text:style-name="T1">Operating System Concepts 10th edition</text:span>, Wiley, 2021.</text:p>
      <text:p text:style-name="P7"><text:span text:style-name="T2">Daniel Bovet (Author), Marco Cesati</text:span>, <text:span text:style-name="T1">Understanding the Linux Kernel 3rd edition</text:span>, O’Reilly Media, 2010.</text:p>
      <text:p text:style-name="P7"><text:span text:style-name="T2">Robert Love</text:span>, <text:span text:style-name="T1">Linux Kernel Development 3rd edition</text:span>, Addison-Wesley Professional, 2010.</text:p>
      <text:p text:style-name="Horizontal_20_Line"/>
      <text:h text:style-name="Heading_20_2" text:outline-level="2"><text:bookmark-start text:name="contacto"/>Contacto<text:bookmark-end text:name="contacto"/></text:h>
      <text:p text:style-name="First_20_paragraph">Pueden contactarme por email a <text:a xlink:type="simple" xlink:href="mailto:matias.mi+resume@riseup.net" office:name=""><text:span text:style-name="Definition">matias.mi+resume@riseup.net</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urriculum Vitae</dc:title>
    <dc:description/>
    <dc:subject/>
    <meta:keyword/>
    <dc:language>es</dc:language>
    <meta:initial-creator>Matías Mirabelli</meta:initial-creator>
    <dc:creator>Matías Mirabelli</dc:creator>
    <meta:creation-date>2024-01-08T16:57:59Z</meta:creation-date>
    <dc:date>2024-01-08T16:57:59Z</dc:date>
    <meta:user-defined meta:name="job" meta:value-type="string">Desarrollador de software</meta:user-defined>
    <meta:user-defined meta:name="messages" meta:value-type="string"/>
  </office:meta>
</office:document-meta>
</file>